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221" officeooo:paragraph-rsid="00158221"/>
    </style:style>
    <style:style style:name="P2" style:family="paragraph" style:parent-style-name="Standard">
      <style:text-properties officeooo:rsid="0017b434" officeooo:paragraph-rsid="0017b434"/>
    </style:style>
    <style:style style:name="P3" style:family="paragraph" style:parent-style-name="Standard">
      <style:text-properties officeooo:rsid="0017b434" officeooo:paragraph-rsid="0017b434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Tera Term macro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17b434" officeooo:paragraph-rsid="0017b434"/>
    </style:style>
    <style:style style:name="T1" style:family="text">
      <style:text-properties officeooo:rsid="0015844c"/>
    </style:style>
    <style:style style:name="T2" style:family="text">
      <style:text-properties fo:color="#19177c" loext:opacity="100%"/>
    </style:style>
    <style:style style:name="T3" style:family="text">
      <style:text-properties fo:color="#19177c" loext:opacity="100%" fo:font-weight="normal"/>
    </style:style>
    <style:style style:name="T4" style:family="text">
      <style:text-properties fo:color="#19177c" loext:opacity="100%" fo:font-style="normal" fo:font-weight="normal"/>
    </style:style>
    <style:style style:name="T5" style:family="text">
      <style:text-properties fo:color="#19177c" loext:opacity="100%" fo:font-style="normal" style:text-underline-style="none" fo:font-weight="normal"/>
    </style:style>
    <style:style style:name="T6" style:family="text">
      <style:text-properties fo:color="#19177c" loext:opacity="100%" fo:font-style="normal" style:text-underline-style="none" fo:font-weight="normal" fo:background-color="#ffff00" loext:char-shading-value="0"/>
    </style:style>
    <style:style style:name="T7" style:family="text">
      <style:text-properties fo:color="#19177c" loext:opacity="100%" fo:font-style="normal" style:text-underline-style="none" fo:font-weight="normal" fo:background-color="#ffff00" loext:char-shading-value="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/>
    </style:style>
    <style:style style:name="T10" style:family="text">
      <style:text-properties fo:color="#000000" loext:opacity="100%" fo:font-style="normal" fo:font-weight="normal"/>
    </style:style>
    <style:style style:name="T11" style:family="text">
      <style:text-properties fo:color="#000000" loext:opacity="100%" fo:font-style="normal" style:text-underline-style="none" fo:font-weight="normal"/>
    </style:style>
    <style:style style:name="T12" style:family="text">
      <style:text-properties fo:color="#000000" loext:opacity="100%" fo:font-style="normal" style:text-underline-style="none" fo:font-weight="normal" fo:background-color="#ffff00" loext:char-shading-value="0"/>
    </style:style>
    <style:style style:name="T13" style:family="text">
      <style:text-properties fo:color="#000000" loext:opacity="100%" fo:font-style="normal" style:text-underline-style="none" fo:font-weight="normal" fo:background-color="#ffff00" loext:char-shading-value="0"/>
    </style:style>
    <style:style style:name="T14" style:family="text">
      <style:text-properties fo:color="#000000" loext:opacity="100%" fo:font-style="normal" style:text-underline-style="none" fo:font-weight="normal" officeooo:rsid="001a55ed" fo:background-color="#ffff00" loext:char-shading-value="0"/>
    </style:style>
    <style:style style:name="T15" style:family="text">
      <style:text-properties fo:color="#000000" loext:opacity="100%" fo:font-style="normal" style:text-underline-style="none" fo:font-weight="normal" officeooo:rsid="001a55ed" fo:background-color="#00a933" loext:char-shading-value="0"/>
    </style:style>
    <style:style style:name="T16" style:family="text">
      <style:text-properties fo:color="#000000" loext:opacity="100%" fo:font-style="normal" style:text-underline-style="none" fo:font-weight="normal" officeooo:rsid="001a55ed" fo:background-color="#e6e905" loext:char-shading-value="0"/>
    </style:style>
    <style:style style:name="T17" style:family="text">
      <style:text-properties fo:color="#666666" loext:opacity="100%"/>
    </style:style>
    <style:style style:name="T18" style:family="text">
      <style:text-properties fo:color="#666666" loext:opacity="100%" fo:font-weight="normal"/>
    </style:style>
    <style:style style:name="T19" style:family="text">
      <style:text-properties fo:color="#666666" loext:opacity="100%" fo:font-style="normal" fo:font-weight="normal"/>
    </style:style>
    <style:style style:name="T20" style:family="text">
      <style:text-properties fo:color="#666666" loext:opacity="100%" fo:font-style="normal" style:text-underline-style="none" fo:font-weight="normal"/>
    </style:style>
    <style:style style:name="T21" style:family="text">
      <style:text-properties fo:color="#666666" loext:opacity="100%" fo:font-style="normal" style:text-underline-style="none" fo:font-weight="normal" fo:background-color="#ffff00" loext:char-shading-value="0"/>
    </style:style>
    <style:style style:name="T22" style:family="text">
      <style:text-properties fo:color="#666666" loext:opacity="100%" fo:font-style="normal" style:text-underline-style="none" fo:font-weight="normal" fo:background-color="#ffff00" loext:char-shading-value="0"/>
    </style:style>
    <style:style style:name="T23" style:family="text">
      <style:text-properties fo:color="#ba2121" loext:opacity="100%"/>
    </style:style>
    <style:style style:name="T24" style:family="text">
      <style:text-properties fo:color="#ba2121" loext:opacity="100%" fo:font-weight="normal"/>
    </style:style>
    <style:style style:name="T25" style:family="text">
      <style:text-properties fo:color="#ba2121" loext:opacity="100%" fo:font-style="normal" fo:font-weight="normal"/>
    </style:style>
    <style:style style:name="T26" style:family="text">
      <style:text-properties fo:color="#ba2121" loext:opacity="100%" fo:font-style="normal" style:text-underline-style="none" fo:font-weight="normal"/>
    </style:style>
    <style:style style:name="T27" style:family="text">
      <style:text-properties fo:color="#3d7b7b" loext:opacity="100%"/>
    </style:style>
    <style:style style:name="T28" style:family="text">
      <style:text-properties fo:color="#3d7b7b" loext:opacity="100%" fo:font-weight="normal"/>
    </style:style>
    <style:style style:name="T29" style:family="text">
      <style:text-properties fo:color="#3d7b7b" loext:opacity="100%" fo:font-style="italic" fo:font-weight="normal"/>
    </style:style>
    <style:style style:name="T30" style:family="text">
      <style:text-properties fo:color="#3d7b7b" loext:opacity="100%" fo:font-style="italic" style:text-underline-style="none" fo:font-weight="normal"/>
    </style:style>
    <style:style style:name="T31" style:family="text">
      <style:text-properties fo:color="#008000" loext:opacity="100%"/>
    </style:style>
    <style:style style:name="T32" style:family="text">
      <style:text-properties fo:color="#008000" loext:opacity="100%" fo:font-weight="bold"/>
    </style:style>
    <style:style style:name="T33" style:family="text">
      <style:text-properties fo:color="#008000" loext:opacity="100%" fo:font-style="normal" fo:font-weight="bold"/>
    </style:style>
    <style:style style:name="T34" style:family="text">
      <style:text-properties fo:color="#008000" loext:opacity="100%" fo:font-style="normal" style:text-underline-style="none" fo:font-weight="bold"/>
    </style:style>
    <style:style style:name="T35" style:family="text">
      <style:text-properties fo:color="#008000" loext:opacity="100%" fo:font-style="normal" style:text-underline-style="none" fo:font-weight="bold" fo:background-color="#ffff00" loext:char-shading-value="0"/>
    </style:style>
    <style:style style:name="T36" style:family="text">
      <style:text-properties fo:color="#008000" loext:opacity="100%" fo:font-style="normal" style:text-underline-style="none" fo:font-weight="bold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 Name <text:s/>: <text:s/></text:span>Ahmad Sharif</text:p>
      <text:p text:style-name="P1">Student ID <text:s text:c="6"/>: <text:s text:c="6"/>K436765</text:p>
      <text:p text:style-name="Standard"/>
      <text:p text:style-name="Standard">Exercise 2.1: Data acquisition - Building a better web crawler.</text:p>
      <text:p text:style-name="Standard">The web crawler code shown on Lecture 2 is poor in at least two respects:</text:p>
      <text:p text:style-name="Standard"/>
      <text:p text:style-name="Standard">1. It can crawl the same page multiple times, if a link on a later crawled page points to the</text:p>
      <text:p text:style-name="Standard">already-crawled page.</text:p>
      <text:p text:style-name="Standard">2. It inserts all links from each page in order as pages to be crawled. If some page contains</text:p>
      <text:p text:style-name="Standard">thousands of links, the crawling will crawl those first and may never get to the links from</text:p>
      <text:p text:style-name="Standard">the next page, especially if the total number of pages are limited.</text:p>
      <text:p text:style-name="Standard"/>
      <text:p text:style-name="Standard"/>
      <text:p text:style-name="Standard"/>
      <text:p text:style-name="Standard"/>
      <text:p text:style-name="P2">To fix this duplicate issue, at first before insert into the list, I check if the url already exist list data-structure.</text:p>
      <text:p text:style-name="P2"/>
      <text:p text:style-name="P2"/>
      <text:p text:style-name="P2"/>
      <text:p text:style-name="P2"/>
      <text:p text:style-name="P4"><text:span text:style-name="T5">def</text:span><text:span text:style-name="T11"> </text:span><text:span text:style-name="T5">getpageurls(webpage_parsed)</text:span><text:span text:style-name="T11">:</text:span></text:p>
      <text:p text:style-name="P4"><text:span text:style-name="T11"><text:tab/></text:span><text:span text:style-name="T5">pagelinkelements</text:span><text:span text:style-name="T20">=</text:span><text:span text:style-name="T5">webpage_parsed</text:span><text:span text:style-name="T11">.</text:span><text:span text:style-name="T5">find_all(</text:span><text:span text:style-name="T26">'a'</text:span><text:span text:style-name="T5">)</text:span></text:p>
      <text:p text:style-name="P4"><text:span text:style-name="T11"><text:tab/></text:span><text:span text:style-name="T5">pageurls</text:span><text:span text:style-name="T11"> </text:span><text:span text:style-name="T20">=</text:span><text:span text:style-name="T11"> []</text:span><text:span text:style-name="T30">;</text:span></text:p>
      <text:p text:style-name="P4"><text:span text:style-name="T11"><text:tab/></text:span><text:span text:style-name="T34">for</text:span><text:span text:style-name="T11"> </text:span><text:span text:style-name="T5">pagelink</text:span><text:span text:style-name="T11"> </text:span><text:span text:style-name="T5">in</text:span><text:span text:style-name="T11"> </text:span><text:span text:style-name="T5">pagelinkelements</text:span><text:span text:style-name="T11">:</text:span></text:p>
      <text:p text:style-name="P4"><text:span text:style-name="T11"><text:tab/><text:tab/></text:span><text:span text:style-name="T5">pageurl_isok</text:span><text:span text:style-name="T20">=1</text:span></text:p>
      <text:p text:style-name="P4"><text:span text:style-name="T11"><text:tab/><text:tab/></text:span><text:span text:style-name="T5">try</text:span><text:span text:style-name="T11">:</text:span></text:p>
      <text:p text:style-name="P4"><text:span text:style-name="T11"><text:tab/><text:tab/><text:tab/></text:span><text:span text:style-name="T5">pageurl</text:span><text:span text:style-name="T11"> </text:span><text:span text:style-name="T20">=</text:span><text:span text:style-name="T11"> </text:span><text:span text:style-name="T5">pagelink</text:span><text:span text:style-name="T11">[</text:span><text:span text:style-name="T26">'href'</text:span><text:span text:style-name="T11">]</text:span></text:p>
      <text:p text:style-name="P4"><text:span text:style-name="T11"><text:tab/><text:tab/></text:span><text:span text:style-name="T5">except</text:span><text:span text:style-name="T11">:</text:span></text:p>
      <text:p text:style-name="P4"><text:span text:style-name="T11"><text:tab/><text:tab/><text:tab/></text:span><text:span text:style-name="T5">pageurl_isok</text:span><text:span text:style-name="T20">=0</text:span></text:p>
      <text:p text:style-name="P4"><text:span text:style-name="T11"><text:tab/><text:tab/></text:span><text:span text:style-name="T34">if</text:span><text:span text:style-name="T11"> </text:span><text:span text:style-name="T5">pageurl_isok</text:span><text:span text:style-name="T11"> </text:span><text:span text:style-name="T20">==</text:span><text:span text:style-name="T11"> </text:span><text:span text:style-name="T20">1</text:span><text:span text:style-name="T11">:</text:span></text:p>
      <text:p text:style-name="P4"><text:span text:style-name="T11"><text:tab/><text:tab/><text:tab/></text:span><text:span text:style-name="T34">if</text:span><text:span text:style-name="T11"> </text:span><text:span text:style-name="T5">(pageurl</text:span><text:span text:style-name="T11">.</text:span><text:span text:style-name="T5">find(</text:span><text:span text:style-name="T26">'.pdf'</text:span><text:span text:style-name="T5">)</text:span><text:span text:style-name="T11"> </text:span><text:span text:style-name="T20">!=-1</text:span><text:span text:style-name="T5">)</text:span><text:span text:style-name="T20">|</text:span><text:span text:style-name="T5">(pageurl</text:span><text:span text:style-name="T11">.</text:span><text:span text:style-name="T5">find(</text:span><text:span text:style-name="T26">'.ps'</text:span><text:span text:style-name="T5">)</text:span><text:span text:style-name="T20">!=-1</text:span><text:span text:style-name="T5">)</text:span><text:span text:style-name="T11">:</text:span></text:p>
      <text:p text:style-name="P4"><text:span text:style-name="T11"><text:tab/><text:tab/><text:tab/><text:tab/></text:span><text:span text:style-name="T5">pageurl_isok</text:span><text:span text:style-name="T11"> </text:span><text:span text:style-name="T20">=</text:span><text:span text:style-name="T11"> </text:span><text:span text:style-name="T20">0</text:span></text:p>
      <text:p text:style-name="P4"><text:span text:style-name="T11"><text:tab/><text:tab/><text:tab/></text:span><text:span text:style-name="T34">if</text:span><text:span text:style-name="T11"> </text:span><text:span text:style-name="T5">(pageurl</text:span><text:span text:style-name="T11">.</text:span><text:span text:style-name="T5">find(</text:span><text:span text:style-name="T26">'http'</text:span><text:span text:style-name="T5">)</text:span><text:span text:style-name="T11"> </text:span><text:span text:style-name="T20">==-1</text:span><text:span text:style-name="T11"> </text:span><text:span text:style-name="T5">)</text:span><text:span text:style-name="T20">|</text:span><text:span text:style-name="T5">(pageurl</text:span><text:span text:style-name="T11">.</text:span><text:span text:style-name="T5">find(</text:span><text:span text:style-name="T26">'.fi'</text:span><text:span text:style-name="T5">)</text:span><text:span text:style-name="T20">==-1</text:span><text:span text:style-name="T5">)</text:span><text:span text:style-name="T11">:</text:span></text:p>
      <text:p text:style-name="P4"><text:span text:style-name="T11"><text:tab/><text:tab/><text:tab/><text:tab/></text:span><text:span text:style-name="T5">pageurl_isok</text:span><text:span text:style-name="T11"> </text:span><text:span text:style-name="T20">=</text:span><text:span text:style-name="T11"> </text:span><text:span text:style-name="T20">0</text:span></text:p>
      <text:p text:style-name="P4"><text:span text:style-name="T11"><text:tab/><text:tab/></text:span><text:span text:style-name="T36">if</text:span><text:span text:style-name="T13"> </text:span><text:span text:style-name="T7">pageurl_isok</text:span><text:span text:style-name="T13"> </text:span><text:span text:style-name="T22">==</text:span><text:span text:style-name="T13"> </text:span><text:span text:style-name="T22">1</text:span><text:span text:style-name="T13"> </text:span><text:span text:style-name="T7">and</text:span><text:span text:style-name="T13"> </text:span><text:span text:style-name="T7">pageurl</text:span><text:span text:style-name="T13"> </text:span><text:span text:style-name="T7">not</text:span><text:span text:style-name="T13"> </text:span><text:span text:style-name="T7">in</text:span><text:span text:style-name="T13"> </text:span><text:span text:style-name="T7">pageurls</text:span><text:span text:style-name="T13">: <text:s/></text:span><text:span text:style-name="T14">## </text:span><text:span text:style-name="T16">Check before append</text:span></text:p>
      <text:p text:style-name="P4"><text:span text:style-name="T11"><text:tab/><text:tab/><text:tab/></text:span><text:span text:style-name="T5">pageurls</text:span><text:span text:style-name="T11">.</text:span><text:span text:style-name="T5">append(pageurl)</text:span></text:p>
      <text:p text:style-name="P4"><text:span text:style-name="T11"><text:tab/></text:span><text:span text:style-name="T34">return</text:span><text:span text:style-name="T5">(pageurls)</text:span></text:p>
      <text:p text:style-name="P4"><text:span text:style-name="T5">mywebpage_urls</text:span><text:span text:style-name="T20">=</text:span><text:span text:style-name="T5">getpageurls(mywebpage_parsed)</text:span></text:p>
      <text:p text:style-name="P4"><text:span text:style-name="T5">print(mywebpage_urls)</text:span>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3:23:12.797043662</meta:creation-date>
    <dc:date>2022-10-11T03:48:39.280382103</dc:date>
    <meta:editing-duration>PT21M24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1" meta:paragraph-count="29" meta:word-count="176" meta:character-count="1254" meta:non-whitespace-character-count="1055"/>
  </office:meta>
</office:document-meta>
</file>